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cm" svg:stroke-color="#00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cm" svg:y1="4.35cm" svg:x2="5.05cm" svg:y2="16.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e Ancona</meta:initial-creator>
    <meta:creation-date>2024-09-17T22:22:12.518638351</meta:creation-date>
    <dc:date>2024-09-17T22:41:36.828174899</dc:date>
    <dc:creator>Davide Ancona</dc:creator>
    <meta:editing-duration>PT15M15S</meta:editing-duration>
    <meta:editing-cycles>3</meta:editing-cycles>
    <meta:generator>LibreOffice/7.6.7.2$Linux_X86_64 LibreOffice_project/60$Build-2</meta:generator>
    <meta:document-statistic meta:object-count="1"/>
  </office:meta>
</office:document-meta>
</file>